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KIJ Jelliy" svg:font-family="'UKIJ Jelli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" style:family="graphic" style:parent-style-name="standard">
      <style:graphic-properties svg:stroke-color="#000000" draw:marker-start="Square" draw:marker-start-width="0.3cm" draw:marker-end="Arrow" draw:marker-end-width="0.3cm" draw:fill-color="#00000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UKIJ Jelliy"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style:font-name="UKIJ Jelliy" fo:font-size="40pt" style:font-size-asian="40pt" style:font-size-complex="40pt"/>
    </style:style>
    <style:style style:name="T1" style:family="text">
      <style:text-properties style:font-name="UKIJ Jelliy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79cm" svg:y1="13.955cm" svg:x2="12.886cm" svg:y2="13.955cm">
          <text:p/>
        </draw:line>
        <draw:line draw:style-name="gr2" draw:text-style-name="P2" xml:id="id1" draw:id="id1" draw:layer="layout" svg:x1="2.991cm" svg:y1="13cm" svg:x2="4.314cm" svg:y2="13cm">
          <text:p/>
        </draw:line>
        <draw:line draw:style-name="gr3" draw:text-style-name="P3" xml:id="id5" draw:id="id5" draw:layer="layout" svg:x1="6.956cm" svg:y1="13.6cm" svg:x2="8.277cm" svg:y2="13.6cm">
          <text:p/>
        </draw:line>
        <draw:line draw:style-name="gr3" draw:text-style-name="P3" xml:id="id4" draw:id="id4" draw:layer="layout" svg:x1="6.956cm" svg:y1="13.2cm" svg:x2="8.277cm" svg:y2="13.2cm">
          <text:p/>
        </draw:line>
        <draw:line draw:style-name="gr3" draw:text-style-name="P3" xml:id="id3" draw:id="id3" draw:layer="layout" svg:x1="6.956cm" svg:y1="12.8cm" svg:x2="8.277cm" svg:y2="12.8cm">
          <text:p/>
        </draw:line>
        <draw:line draw:style-name="gr3" draw:text-style-name="P3" xml:id="id2" draw:id="id2" draw:layer="layout" svg:x1="6.956cm" svg:y1="12.4cm" svg:x2="8.277cm" svg:y2="12.4cm">
          <text:p/>
        </draw:line>
        <draw:connector draw:style-name="gr4" draw:text-style-name="P3" draw:layer="layout" draw:type="curve" svg:x1="4.314cm" svg:y1="13cm" svg:x2="6.956cm" svg:y2="12.4cm" draw:start-shape="id1" draw:start-glue-point="1" draw:end-shape="id2" draw:end-glue-point="3" svg:d="M4314 13000c1981 0 661-600 2642-600" svg:viewBox="0 0 2643 601">
          <text:p/>
        </draw:connector>
        <draw:connector draw:style-name="gr4" draw:text-style-name="P3" draw:layer="layout" draw:type="curve" svg:x1="4.314cm" svg:y1="13cm" svg:x2="6.956cm" svg:y2="12.8cm" draw:start-shape="id1" draw:start-glue-point="1" draw:end-shape="id3" draw:end-glue-point="3" svg:d="M4314 13000c1981 0 661-200 2642-200" svg:viewBox="0 0 2643 201">
          <text:p/>
        </draw:connector>
        <draw:connector draw:style-name="gr4" draw:text-style-name="P3" draw:layer="layout" draw:type="curve" svg:x1="4.314cm" svg:y1="13cm" svg:x2="6.956cm" svg:y2="13.2cm" draw:start-shape="id1" draw:start-glue-point="1" draw:end-shape="id4" draw:end-glue-point="3" svg:d="M4314 13000c1981 0 661 200 2642 200" svg:viewBox="0 0 2643 201">
          <text:p/>
        </draw:connector>
        <draw:connector draw:style-name="gr4" draw:text-style-name="P3" draw:layer="layout" draw:type="curve" svg:x1="4.314cm" svg:y1="13cm" svg:x2="6.956cm" svg:y2="13.6cm" draw:start-shape="id1" draw:start-glue-point="1" draw:end-shape="id5" draw:end-glue-point="3" svg:d="M4314 13000c1981 0 661 600 2642 600" svg:viewBox="0 0 2643 601">
          <text:p/>
        </draw:connector>
        <draw:line draw:style-name="gr3" draw:text-style-name="P3" xml:id="id6" draw:id="id6" draw:layer="layout" svg:x1="10.919cm" svg:y1="13.4cm" svg:x2="12.9cm" svg:y2="13.4cm">
          <text:p/>
        </draw:line>
        <draw:line draw:style-name="gr3" draw:text-style-name="P3" xml:id="id7" draw:id="id7" draw:layer="layout" svg:x1="10.919cm" svg:y1="12.6cm" svg:x2="12.9cm" svg:y2="12.6cm">
          <text:p/>
        </draw:line>
        <draw:connector draw:style-name="gr4" draw:text-style-name="P3" draw:layer="layout" draw:type="curve" svg:x1="8.277cm" svg:y1="13.2cm" svg:x2="10.919cm" svg:y2="13.4cm" draw:start-shape="id4" draw:start-glue-point="1" draw:end-shape="id6" draw:end-glue-point="3" svg:d="M8277 13200c1981 0 661 200 2642 200" svg:viewBox="0 0 2643 201">
          <text:p/>
        </draw:connector>
        <draw:connector draw:style-name="gr4" draw:text-style-name="P3" draw:layer="layout" draw:type="curve" svg:x1="8.277cm" svg:y1="13.6cm" svg:x2="10.919cm" svg:y2="13.4cm" draw:start-shape="id5" draw:start-glue-point="1" draw:end-shape="id6" draw:end-glue-point="3" svg:d="M8277 13600c1981 0 661-200 2642-200" svg:viewBox="0 0 2643 201">
          <text:p/>
        </draw:connector>
        <draw:connector draw:style-name="gr4" draw:text-style-name="P3" draw:layer="layout" draw:type="curve" svg:x1="8.277cm" svg:y1="12.8cm" svg:x2="10.919cm" svg:y2="13.4cm" draw:start-shape="id3" draw:start-glue-point="1" draw:end-shape="id6" draw:end-glue-point="3" svg:d="M8277 12800c1981 0 661 600 2642 600" svg:viewBox="0 0 2643 601">
          <text:p/>
        </draw:connector>
        <draw:connector draw:style-name="gr4" draw:text-style-name="P3" draw:layer="layout" draw:type="curve" svg:x1="8.277cm" svg:y1="12.4cm" svg:x2="10.919cm" svg:y2="13.4cm" draw:start-shape="id2" draw:start-glue-point="1" draw:end-shape="id6" draw:end-glue-point="3" svg:d="M8277 12400c1981 0 661 1000 2642 1000" svg:viewBox="0 0 2643 1001">
          <text:p/>
        </draw:connector>
        <draw:connector draw:style-name="gr4" draw:text-style-name="P3" draw:layer="layout" draw:type="curve" svg:x1="8.277cm" svg:y1="12.4cm" svg:x2="10.919cm" svg:y2="12.6cm" draw:start-shape="id2" draw:start-glue-point="1" draw:end-shape="id7" draw:end-glue-point="3" svg:d="M8277 12400c1981 0 661 200 2642 200" svg:viewBox="0 0 2643 201">
          <text:p/>
        </draw:connector>
        <draw:connector draw:style-name="gr4" draw:text-style-name="P3" draw:layer="layout" draw:type="curve" svg:x1="8.277cm" svg:y1="12.8cm" svg:x2="10.919cm" svg:y2="12.6cm" draw:start-shape="id3" draw:start-glue-point="1" draw:end-shape="id7" draw:end-glue-point="3" svg:d="M8277 12800c1981 0 661-200 2642-200" svg:viewBox="0 0 2643 201">
          <text:p/>
        </draw:connector>
        <draw:connector draw:style-name="gr4" draw:text-style-name="P3" draw:layer="layout" draw:type="curve" svg:x1="8.277cm" svg:y1="13.2cm" svg:x2="10.919cm" svg:y2="12.6cm" draw:start-shape="id4" draw:start-glue-point="1" draw:end-shape="id7" svg:d="M8277 13200c1981 0 661-600 2642-600" svg:viewBox="0 0 2643 601">
          <text:p/>
        </draw:connector>
        <draw:connector draw:style-name="gr4" draw:text-style-name="P3" draw:layer="layout" draw:type="curve" svg:x1="8.277cm" svg:y1="13.6cm" svg:x2="10.919cm" svg:y2="12.6cm" draw:start-shape="id5" draw:start-glue-point="1" draw:end-shape="id7" draw:end-glue-point="3" svg:d="M8277 13600c1981 0 661-1000 2642-1000" svg:viewBox="0 0 2643 1001">
          <text:p/>
        </draw:connector>
        <draw:frame draw:style-name="gr5" draw:text-style-name="P5" draw:layer="layout" svg:width="9.6cm" svg:height="2cm" svg:x="3.1cm" svg:y="14.3cm">
          <draw:text-box>
            <text:p text:style-name="P4"><text:span text:style-name="T1">alterschoolin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KIJ Jelliy" svg:font-family="'UKIJ Jelli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2:59:08.912836406</meta:creation-date>
    <dc:date>2018-09-21T13:13:36.003040725</dc:date>
    <meta:editing-duration>PT4M6S</meta:editing-duration>
    <meta:editing-cycles>1</meta:editing-cycles>
    <meta:document-statistic meta:object-count="21"/>
    <meta:generator>LibreOffice/5.4.5.1$Linux_X86_64 LibreOffice_project/79c9829dd5d8054ec39a82dc51cd9eff340dbee8</meta:generator>
  </office:meta>
</office:document-meta>
</file>